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295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8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P1" style:family="paragraph" style:parent-style-name="Standard">
      <style:text-properties officeooo:paragraph-rsid="00176f29"/>
    </style:style>
    <style:style style:name="P2" style:family="paragraph" style:parent-style-name="Standard">
      <style:paragraph-properties fo:line-height="100%"/>
      <style:text-properties fo:color="#000000" fo:font-size="11pt" officeooo:paragraph-rsid="0029ad1d" style:font-size-asian="11pt" style:font-size-complex="11pt"/>
    </style:style>
    <style:style style:name="P3" style:family="paragraph" style:parent-style-name="Standard">
      <style:paragraph-properties fo:line-height="100%"/>
      <style:text-properties fo:color="#000000" fo:font-size="11pt" officeooo:rsid="0029ad1d" officeooo:paragraph-rsid="0029ad1d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0000" fo:font-size="12pt" officeooo:rsid="0029ad1d" officeooo:paragraph-rsid="0029ad1d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76f29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76f29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76f29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0892ed" officeooo:paragraph-rsid="00176f29" style:font-name-asian="Calibri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176f29" officeooo:paragraph-rsid="00176f29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76f29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76f29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76f29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76f29"/>
    </style:style>
    <style:style style:name="P1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76f29" style:font-name-asian="Calibri" style:font-size-asian="12pt" style:font-weight-asian="bold" style:font-name-complex="Times New Roman1" style:font-size-complex="12pt"/>
    </style:style>
    <style:style style:name="P15" style:family="paragraph" style:parent-style-name="Text_20_body">
      <style:paragraph-properties fo:text-align="center" style:justify-single-word="false" style:writing-mode="lr-tb"/>
      <style:text-properties officeooo:paragraph-rsid="00176f29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text-properties fo:font-size="12pt" officeooo:paragraph-rsid="00194ad5" style:font-size-asian="12pt" style:font-size-complex="12pt"/>
    </style:style>
    <style:style style:name="P18" style:family="paragraph" style:parent-style-name="Text_20_body">
      <style:text-properties fo:font-size="12pt" fo:language="ru" fo:country="RU" officeooo:rsid="00177820" officeooo:paragraph-rsid="00177820" style:font-size-asian="12pt" style:font-size-complex="12pt"/>
    </style:style>
    <style:style style:name="P19" style:family="paragraph" style:parent-style-name="Text_20_body">
      <style:text-properties fo:font-size="12pt" fo:language="ru" fo:country="RU" officeooo:rsid="00194ad5" officeooo:paragraph-rsid="00194ad5" style:font-size-asian="12pt" style:font-size-complex="12pt"/>
    </style:style>
    <style:style style:name="P20" style:family="paragraph" style:parent-style-name="Text_20_body">
      <style:text-properties fo:font-size="12pt" fo:language="ru" fo:country="RU" officeooo:rsid="001a6d14" officeooo:paragraph-rsid="001a6d14" style:font-size-asian="12pt" style:font-size-complex="12pt"/>
    </style:style>
    <style:style style:name="P21" style:family="paragraph" style:parent-style-name="Text_20_body">
      <style:text-properties style:text-position="0% 100%" fo:font-size="12pt" fo:language="ru" fo:country="RU" fo:font-style="normal" officeooo:rsid="001a6d14" officeooo:paragraph-rsid="001a6d14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officeooo:rsid="0021f964" officeooo:paragraph-rsid="0021f964"/>
    </style:style>
    <style:style style:name="P24" style:family="paragraph" style:parent-style-name="Text_20_body">
      <style:text-properties officeooo:rsid="0021f964" officeooo:paragraph-rsid="0023d4ed"/>
    </style:style>
    <style:style style:name="P25" style:family="paragraph" style:parent-style-name="Text_20_body">
      <style:text-properties officeooo:rsid="0024cd2a" officeooo:paragraph-rsid="0024cd2a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language="ru" fo:country="RU" officeooo:rsid="00255dc6" officeooo:paragraph-rsid="00255dc6"/>
    </style:style>
    <style:style style:name="P28" style:family="paragraph" style:parent-style-name="Text_20_body">
      <style:text-properties fo:language="ru" fo:country="RU" officeooo:rsid="0023d4ed" officeooo:paragraph-rsid="0023d4ed"/>
    </style:style>
    <style:style style:name="P29" style:family="paragraph" style:parent-style-name="Text_20_body">
      <style:text-properties fo:language="ru" fo:country="RU" officeooo:rsid="0024cd2a" officeooo:paragraph-rsid="0024cd2a"/>
    </style:style>
    <style:style style:name="P30" style:family="paragraph" style:parent-style-name="Text_20_body">
      <style:text-properties officeooo:rsid="0023d4ed" officeooo:paragraph-rsid="0023d4e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2pt" officeooo:rsid="0017714a" officeooo:paragraph-rsid="00177820" style:font-size-asian="12pt" style:font-size-complex="12pt"/>
    </style:style>
    <style:style style:name="P32" style:family="paragraph" style:parent-style-name="Table_20_Contents">
      <style:text-properties fo:font-size="12pt" style:font-size-asian="12pt" style:font-size-complex="12pt"/>
    </style:style>
    <style:style style:name="P33" style:family="paragraph" style:parent-style-name="Table_20_Contents">
      <style:text-properties fo:font-size="12pt" officeooo:paragraph-rsid="0029ad1d" style:font-size-asian="12pt" style:font-size-complex="12pt"/>
    </style:style>
    <style:style style:name="P34" style:family="paragraph" style:parent-style-name="Text_20_body" style:list-style-name="L1">
      <style:text-properties style:text-position="0% 100%" fo:font-size="12pt" fo:language="ru" fo:country="RU" fo:font-style="italic" officeooo:rsid="0017714a" officeooo:paragraph-rsid="0017714a" style:font-size-asian="12pt" style:font-style-asian="italic" style:font-size-complex="12pt" style:font-style-complex="italic"/>
    </style:style>
    <style:style style:name="P35" style:family="paragraph" style:parent-style-name="Text_20_body" style:list-style-name="L2">
      <style:text-properties officeooo:rsid="0021f964" officeooo:paragraph-rsid="0021f964"/>
    </style:style>
    <style:style style:name="P36" style:family="paragraph" style:parent-style-name="Text_20_body" style:list-style-name="L3">
      <style:text-properties fo:language="ru" fo:country="RU" officeooo:rsid="0023d4ed" officeooo:paragraph-rsid="0023d4ed"/>
    </style:style>
    <style:style style:name="P37" style:family="paragraph" style:parent-style-name="Text_20_body">
      <style:text-properties fo:language="ru" fo:country="RU" officeooo:rsid="0028c0ad" officeooo:paragraph-rsid="0028c0ad"/>
    </style:style>
    <style:style style:name="P38" style:family="paragraph" style:parent-style-name="Text_20_body" style:list-style-name="L3">
      <style:text-properties officeooo:rsid="0023d4ed" officeooo:paragraph-rsid="0023d4ed"/>
    </style:style>
    <style:style style:name="P39" style:family="paragraph" style:parent-style-name="Text_20_body" style:list-style-name="L3">
      <style:text-properties officeooo:rsid="0023d4ed" officeooo:paragraph-rsid="0024cd2a"/>
    </style:style>
    <style:style style:name="P40" style:family="paragraph" style:parent-style-name="Text_20_body" style:list-style-name="L3">
      <style:text-properties officeooo:rsid="0024cd2a" officeooo:paragraph-rsid="0024cd2a"/>
    </style:style>
    <style:style style:name="P41" style:family="paragraph" style:parent-style-name="Text_20_body" style:list-style-name="L4">
      <style:text-properties officeooo:rsid="0024cd2a" officeooo:paragraph-rsid="0024cd2a"/>
    </style:style>
    <style:style style:name="P42" style:family="paragraph" style:parent-style-name="Text_20_body">
      <style:text-properties fo:language="en" fo:country="US" officeooo:rsid="00335118" officeooo:paragraph-rsid="00335118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176f29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335118" style:font-name-asian="Calibri" style:font-size-asian="12pt" style:font-weight-asian="normal" style:font-name-complex="Times New Roman1" style:font-size-complex="12pt" style:font-weight-complex="normal"/>
    </style:style>
    <style:style style:name="T15" style:family="text">
      <style:text-properties officeooo:rsid="00176f29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officeooo:rsid="0023d4ed"/>
    </style:style>
    <style:style style:name="T19" style:family="text">
      <style:text-properties fo:language="en" fo:country="US" officeooo:rsid="00177820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officeooo:rsid="0023d4ed"/>
    </style:style>
    <style:style style:name="T23" style:family="text">
      <style:text-properties fo:language="ru" fo:country="RU" officeooo:rsid="0024cd2a"/>
    </style:style>
    <style:style style:name="T24" style:family="text">
      <style:text-properties fo:language="ru" fo:country="RU" officeooo:rsid="00255dc6"/>
    </style:style>
    <style:style style:name="T25" style:family="text">
      <style:text-properties fo:language="ru" fo:country="RU" officeooo:rsid="00177820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en" fo:country="US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normal" officeooo:rsid="00177820" style:font-style-asian="normal" style:font-style-complex="normal"/>
    </style:style>
    <style:style style:name="T33" style:family="text">
      <style:text-properties style:text-position="0% 100%" fo:language="en" fo:country="US" fo:font-style="normal" officeooo:rsid="00194ad5" style:font-style-asian="normal" style:font-style-complex="normal"/>
    </style:style>
    <style:style style:name="T34" style:family="text">
      <style:text-properties style:text-position="0% 100%" fo:language="ru" fo:country="RU"/>
    </style:style>
    <style:style style:name="T35" style:family="text">
      <style:text-properties style:text-position="0% 100%" fo:language="ru" fo:country="RU" fo:font-style="italic" style:font-style-asian="italic" style:font-style-complex="italic"/>
    </style:style>
    <style:style style:name="T36" style:family="text">
      <style:text-properties style:text-position="0% 100%" fo:language="ru" fo:country="RU" fo:font-style="normal" officeooo:rsid="00194ad5" style:font-style-asian="normal" style:font-style-complex="normal"/>
    </style:style>
    <style:style style:name="T37" style:family="text">
      <style:text-properties style:text-position="0% 100%" fo:language="ru" fo:country="RU" fo:font-style="normal" officeooo:rsid="00177820" style:font-style-asian="normal" style:font-style-complex="norm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font-style="normal" officeooo:rsid="00177820" style:font-style-asian="normal" style:font-style-complex="normal"/>
    </style:style>
    <style:style style:name="T40" style:family="text">
      <style:text-properties style:text-position="0% 100%" fo:font-style="normal" officeooo:rsid="001a6d14" style:font-style-asian="normal" style:font-style-complex="normal"/>
    </style:style>
    <style:style style:name="T41" style:family="text">
      <style:text-properties style:text-position="0% 100%" fo:font-style="normal" officeooo:rsid="001b4fbe" style:font-style-asian="normal" style:font-style-complex="normal"/>
    </style:style>
    <style:style style:name="T4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text-position="0% 100%" officeooo:rsid="0029ad1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23d4ed"/>
    </style:style>
    <style:style style:name="T46" style:family="text">
      <style:text-properties style:font-name="Liberation Serif1" fo:language="ru" fo:country="RU"/>
    </style:style>
    <style:style style:name="T47" style:family="text">
      <style:text-properties style:font-name="Liberation Serif1" fo:language="ru" fo:country="RU" officeooo:rsid="0023d4e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2be5c6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1"/>
      <text:p text:style-name="P13"><text:span text:style-name="T1">ФАКУЛЬТЕТ </text:span><text:span text:style-name="T11"><text:s/>«Информатика и системы управления»</text:span><text:span text:style-name="T1">_________________________________</text:span></text:p>
      <text:p text:style-name="P6"/>
      <text:p text:style-name="P13"><text:span text:style-name="T1">КАФЕДРА </text:span><text:span text:style-name="T11"><text:s/></text:span><text:span text:style-name="T12">«Программное обеспечение ЭВМ и информационные технологии»</text:span><text:span text:style-name="T2">______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<text:span text:style-name="T5">Лабораторная работа № </text:span><text:span text:style-name="T7">1</text:span></text:p>
      <text:p text:style-name="P8">по курсу «<text:span text:style-name="T15">Методы вычислений</text:span>»</text:p>
      <text:p text:style-name="P9">Вариант 18</text:p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6">Тема «</text:span>Венгерский метод решения задачи о назначениях<text:span text:style-name="T6">»</text:span></text:p>
            <text:p text:style-name="P11"/>
            <text:p text:style-name="P13"><text:span text:style-name="T5">Студент </text:span><text:span text:style-name="T8">Сушина А.Д.</text:span></text:p>
            <text:p text:style-name="P11"/>
            <text:p text:style-name="P13"><text:span text:style-name="T5">Группа <text:s/></text:span><text:span text:style-name="T8">ИУ7-</text:span><text:span text:style-name="T14">12м</text:span></text:p>
            <text:p text:style-name="P11"/>
            <text:p text:style-name="P11">Оценка (баллы) _______________</text:p>
            <text:p text:style-name="P11"/>
            <text:p text:style-name="P1"><text:span text:style-name="T5">Преподаватель</text:span><text:span text:style-name="T8"> </text:span><text:span text:style-name="T10">Власов </text:span><text:span text:style-name="T13">П.А</text:span><text:span text:style-name="T9">,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7">Москва. <text:s/></text:p>
      <text:p text:style-name="P15"><text:span text:style-name="T1">202</text:span><text:bookmark text:name="_GoBack"/><text:span text:style-name="T3">1</text:span><text:span text:style-name="T1"> г</text:span></text:p>
      <text:p text:style-name="Text_20_body"><text:soft-page-break/>Цель работы: изучение венгерского метода решения задачи о назначениях.</text:p>
      <text:h text:style-name="Heading_20_1" text:outline-level="1">Постановка задачи</text:h>
      <text:p text:style-name="P16"><text:span text:style-name="T48">Содержательная постановка задачи</text:span>: </text:p>
      <text:p text:style-name="P31"><text:span text:style-name="T44">В распоряжении имеется </text:span><text:span text:style-name="T17">n </text:span><text:span text:style-name="T21">работ и </text:span><text:span text:style-name="T17">n </text:span><text:span text:style-name="T21">исполнителей. Стоимость выполнения </text:span><text:span text:style-name="T17">i-</text:span><text:span text:style-name="T21">ой работы </text:span><text:span text:style-name="T17">j-</text:span><text:span text:style-name="T21">ым <text:s/>исполнителем составляет </text:span><text:span text:style-name="T17">c</text:span><text:span text:style-name="T27">ij </text:span><text:span text:style-name="T30">&gt;= 0. </text:span><text:span text:style-name="T35">Требуется распределить работы между исполнителями так, чтобы: </text:span></text:p>
      <text:list xml:id="list363427956" text:style-name="L1">
        <text:list-item>
          <text:p text:style-name="P34">каждый из них выполнял ровно одну работу;</text:p>
        </text:list-item>
        <text:list-item>
          <text:p text:style-name="P34">общая стоимость выполнения всех работ была минимальной.</text:p>
        </text:list-item>
      </text:list>
      <text:p text:style-name="P16">Обозначим<text:span text:style-name="T37"><draw:frame draw:style-name="fr2" draw:name="Объект1" text:anchor-type="as-char" svg:y="-0.386cm" svg:width="2.357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7">, </text:span><text:span text:style-name="T25">где </text:span><text:span text:style-name="T19">C </text:span><text:span text:style-name="T25">назовем матрицей стоимостей.</text:span></text:p>
      <text:p text:style-name="P18">Введем управляемые переменные</text:p>
      <text:p text:style-name="P18"><draw:frame draw:style-name="fr2" draw:name="Объект2" text:anchor-type="as-char" svg:y="-0.603cm" svg:width="8.654cm" svg:height="1.05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7">Обозначим <text:span text:style-name="T37"><draw:frame draw:style-name="fr2" draw:name="Объект3" text:anchor-type="as-char" svg:y="-0.386cm" svg:width="2.395cm" svg:height="0.5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7">, </text:span><text:span text:style-name="T32">где </text:span><text:span text:style-name="T33">X</text:span><text:span text:style-name="T32"> назовем матрицей <text:s/></text:span><text:span text:style-name="T36">назначений</text:span><text:span text:style-name="T32">.</text:span></text:p>
      <text:p text:style-name="P19"><text:span text:style-name="T39">Т</text:span><text:span text:style-name="T38">огда </text:span></text:p>
      <text:p text:style-name="P19"><text:span text:style-name="T38"><draw:frame draw:style-name="fr2" draw:name="Объект4" text:anchor-type="as-char" svg:y="-0.713cm" svg:width="2.655cm" svg:height="1.139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0">, </text:span></text:p>
      <text:p text:style-name="P20"><text:span text:style-name="T38">где </text:span><text:span text:style-name="T31">f – </text:span><text:span text:style-name="T38">стоимость выполнения работ, отвечающая матрице </text:span><text:span text:style-name="T31">X. </text:span></text:p>
      <text:p text:style-name="P21">Таким образом, получаем систему</text:p>
      <text:p text:style-name="P20"><text:span text:style-name="T38"><draw:frame draw:style-name="fr2" draw:name="Объект5" text:anchor-type="as-char" svg:y="-0.974cm" svg:width="3.958cm" svg:height="1.86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8"><text:s/></text:span></text:p>
      <text:p text:style-name="P20"><text:span text:style-name="T38">Также следует участь, что один работник может выполнять только одну работу. Следовательно каждый столбец и каждая строка матрицы </text:span><text:span text:style-name="T31">X <text:s/></text:span><text:span text:style-name="T38">должны содержать ровно одну единицу. Добавляем эти условия и приходим к </text:span><text:span text:style-name="T42">математической постановке задачи</text:span><text:span text:style-name="T38">:</text:span></text:p>
      <text:p text:style-name="P20"><text:span text:style-name="T38"><text:s/></text:span><text:span text:style-name="T38"><draw:frame draw:style-name="fr2" draw:name="Объект6" text:anchor-type="as-char" svg:y="-2.145cm" svg:width="3.956cm" svg:height="4.42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6"><text:span text:style-name="T41">И</text:span><text:span text:style-name="T38">ндивидуальный вариант матрицы стоимостей</text:span></text:p>
      <text:p text:style-name="P22"><text:soft-page-break/><draw:frame draw:style-name="fr2" draw:name="Объект8" text:anchor-type="as-char" svg:y="-1.473cm" svg:width="4.034cm" svg:height="2.732cm" draw:z-index="8"><draw:object xlink:href="./Object 8" xlink:type="simple" xlink:show="embed" xlink:actuate="onLoad"/><draw:image xlink:href="./ObjectReplacements/Object 8" xlink:type="simple" xlink:show="embed" xlink:actuate="onLoad"/></draw:frame></text:p>
      <text:h text:style-name="Heading_20_1" text:outline-level="1">Венгерский метод</text:h>
      <text:p text:style-name="P23">Приведем кратное описание Венгерского метода решения задачи о назначениях. </text:p>
      <text:p text:style-name="P23">Сначала необходимо выполнить следующие действия: </text:p>
      <text:list xml:id="list1269798069" text:style-name="L2">
        <text:list-item>
          <text:p text:style-name="P35">В каждом столбце матрицы стоимостей выбрать наименьший элемент и вычесть его из всех элементов этого столбца. </text:p>
        </text:list-item>
        <text:list-item>
          <text:p text:style-name="P35">В каждой строке полученной матрицы выбрать наименьший элемент и вычесть его из каждого элемента этой строки.</text:p>
        </text:list-item>
      </text:list>
      <text:p text:style-name="P30">В результате получим матрицу, каждая строка и каждый столбец которой содержат по крайней мере 1 нуль. </text:p>
      <text:p text:style-name="P24"><text:span text:style-name="T45">Теперь можно построить начальную систему независимых нулей. Для этого нужно просмотреть столбцы текущей матрицы стоимостей сверху вниз, начиная с первого столбца; первый найденный в столбце 0, в одной строке с которым нет «</text:span><text:span text:style-name="T18">0*</text:span><text:span text:style-name="T22">»</text:span><text:span text:style-name="T18">, </text:span><text:span text:style-name="T22">отметить «*». Если полученная система независимых нулей содержит </text:span><text:span text:style-name="T18">n </text:span><text:span text:style-name="T22">элементов, значит найдено оптимальное решение. В противном случае систему необходимо улучшить. </text:span></text:p>
      <text:p text:style-name="P28">Первый способ улучшения системы независимых нулей: «Исключить некоторые нули из системы независимых нулей так, чтобы вместо них можно было взять большее число нулей». Для этого нужно выполнить следующие шаги: </text:p>
      <text:list xml:id="list4015243285" text:style-name="L3">
        <text:list-item>
          <text:p text:style-name="P36">Отметить «+» столбцы, в которых стоят «0*». (Эти столбцы и все их элементы будем называть выделенными)</text:p>
        </text:list-item>
        <text:list-item>
          <text:p text:style-name="P38"><text:span text:style-name="T20">Найти 0 среди невыделенных элементов и отметить его «0</text:span><text:span text:style-name="T46">'</text:span><text:span text:style-name="T20">». (Он является кандидатом на включение в систему независимых нулей)</text:span></text:p>
        </text:list-item>
        <text:list-item>
          <text:p text:style-name="P39"><text:span text:style-name="T20"><text:s/>Если в одной строке с «0</text:span><text:span text:style-name="T46">'</text:span><text:span text:style-name="T20">» </text:span><text:span text:style-name="T23">стоит «0*», то перенести выделение со столбца с этим «0*» на строку с текущим </text:span><text:span text:style-name="T20">«0</text:span><text:span text:style-name="T46">'</text:span><text:span text:style-name="T20">»</text:span><text:span text:style-name="T23">. Затем повторить поиск.</text:span></text:p>
        </text:list-item>
        <text:list-item>
          <text:p text:style-name="P40"><text:span text:style-name="T20">Если в одно строке </text:span><text:span text:style-name="T22"><text:s/>с «0</text:span><text:span text:style-name="T47">'</text:span><text:span text:style-name="T22">» </text:span><text:span text:style-name="T20">не</text:span><text:span text:style-name="T22"> </text:span><text:span text:style-name="T20">стоит «0*», то построить </text:span><text:span text:style-name="T16">L-</text:span><text:span text:style-name="T20">цепочку следующего вида: <text:line-break/></text:span><text:span text:style-name="T20"><draw:frame draw:style-name="fr2" draw:name="Объект7" text:anchor-type="as-char" svg:y="-0.377cm" svg:width="9.013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line-break/>В пределах цепочки заменить «</text:span><text:span text:style-name="T16">0*</text:span><text:span text:style-name="T20">» на 0, а </text:span><text:span text:style-name="T22">«0</text:span><text:span text:style-name="T47">'</text:span><text:span text:style-name="T22">» </text:span><text:span text:style-name="T20">на «0*»</text:span><text:span text:style-name="T22">. </text:span></text:p>
        </text:list-item>
      </text:list>
      <text:p text:style-name="P25"><text:span text:style-name="T22">П</text:span><text:span text:style-name="T20">ервый способ можно использовать, если среди невыделенных элементов есть нули. Однако, если <text:s/>таких нулей нет, необходимо использовать второй способ. </text:span></text:p>
      <text:p text:style-name="P29">Второй способ улучшения системы независимых нулей состоит из следующих шагов: </text:p>
      <text:list xml:id="list389479373" text:style-name="L4">
        <text:list-item>
          <text:p text:style-name="P41"><text:span text:style-name="T20">Выбрать наименьший элемент </text:span><text:span text:style-name="T16">h </text:span><text:span text:style-name="T20">среди всем невыделенных элементов (</text:span><text:span text:style-name="T16">h&gt;0</text:span><text:span text:style-name="T20">).</text:span></text:p>
        </text:list-item>
        <text:list-item>
          <text:p text:style-name="P41"><text:span text:style-name="T20">Вычесть </text:span><text:span text:style-name="T16">h </text:span><text:span text:style-name="T20">из невыделенных столбцов. </text:span></text:p>
        </text:list-item>
        <text:list-item>
          <text:p text:style-name="P41"><text:span text:style-name="T20">Для «исправления» отрицательных элементов добавить </text:span><text:span text:style-name="T16">h </text:span><text:span text:style-name="T20">к выделенным строкам. </text:span></text:p>
        </text:list-item>
      </text:list>
      <text:p text:style-name="P25"><text:soft-page-break/><text:span text:style-name="T20">В результате преобразований получим эквивалентную матрицу, среди невыделенных элементов которой есть нуль. </text:span><text:span text:style-name="T24">После этого можно продолжить использовать первый способ. </text:span></text:p>
      <text:p text:style-name="P37">Иногда встречаются задачи, в которых <text:span text:style-name="T16">c</text:span><text:span text:style-name="T26">ij </text:span><text:span text:style-name="T28">интерпретируются как прибыль, полученная при назначении </text:span><text:span text:style-name="T29">j-</text:span><text:span text:style-name="T28">го работника на</text:span><text:span text:style-name="T29"> i-</text:span><text:span text:style-name="T28">ю работу. В этом случае задача о назначениях является задачей максимизации. В этом случае необходимо провести эквивалентные преобразования: в матрице С </text:span><text:span text:style-name="T29"><text:s/></text:span><text:span text:style-name="T28">выбрать </text:span><text:span text:style-name="T43">максимальный</text:span><text:span text:style-name="T28"> элемент и добавить его к каждому элементу матрицы -С. Таким образом получим задачу о назначениях (минимизации) и соответственно ее можно решать тем же способом. </text:span></text:p>
      <text:p text:style-name="P37"><text:span text:style-name="T28"/></text:p>
      <text:p text:style-name="P42"><text:span text:style-name="T28">(</text:span><text:span text:style-name="T34">Тут должна быть схема алгоритма</text:span><text:span text:style-name="T28">)</text:span></text:p>
      <text:h text:style-name="Heading_20_1" text:outline-level="1">Текст программы</text:h>
      <text:p text:style-name="P27">На листинге 1 приведен текст программы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">Листинг 1.</text:p>
            <text:p text:style-name="P2"/>
            <text:p text:style-name="P3">function lab1met()</text:p>
            <text:p text:style-name="P2"/>
            <text:p text:style-name="P3">debug=1;</text:p>
            <text:p text:style-name="P3">findMax = 1; </text:p>
            <text:p text:style-name="P3">startMatrix = [6 7 3 9 9;</text:p>
            <text:p text:style-name="P3"><text:s text:c="4"/>8 9 7 6 9;</text:p>
            <text:p text:style-name="P3"><text:s text:c="4"/>6 11 5 4 6;</text:p>
            <text:p text:style-name="P3"><text:s text:c="4"/>10 10 10 3 5;</text:p>
            <text:p text:style-name="P3"><text:s text:c="4"/>8 8 5 10 9];</text:p>
            <text:p text:style-name="P2"/>
            <text:p text:style-name="P3">fprintf('Исходная матрица\n');</text:p>
            <text:p text:style-name="P3">printMatrix(startMatrix);</text:p>
            <text:p text:style-name="P2"/>
            <text:p text:style-name="P3">M = startMatrix;</text:p>
            <text:p text:style-name="P2"/>
            <text:p text:style-name="P3">% Если нужно найти максимум, проводим дополнительные преобразования</text:p>
            <text:p text:style-name="P3">if findMax == 1 </text:p>
            <text:p text:style-name="P3"><text:s text:c="4"/>maxM = max(max(M));</text:p>
            <text:p text:style-name="P3"><text:s text:c="4"/>for i = 1 : 1: length(M(:, 1))</text:p>
            <text:p text:style-name="P3"><text:s text:c="8"/>M(:, i) = M(:, i) <text:s/>* (-1) + maxM;</text:p>
            <text:p text:style-name="P3"><text:s text:c="4"/>end</text:p>
            <text:p text:style-name="P2"/>
            <text:p text:style-name="P3"><text:s text:c="4"/>if debug == 1 </text:p>
            <text:p text:style-name="P3"><text:s text:c="8"/>fprintf('Матрица, после преобразований для поиска максимума\n');</text:p>
            <text:p text:style-name="P3"><text:s text:c="8"/>printMatrix(M);</text:p>
            <text:p text:style-name="P3"><text:s text:c="4"/>end</text:p>
            <text:p text:style-name="P3">end</text:p>
            <text:p text:style-name="P2"/>
            <text:p text:style-name="P2"/>
            <text:p text:style-name="P3">C = M; </text:p>
            <text:p text:style-name="P3">MinCols = min(C);</text:p>
            <text:p text:style-name="P2"/>
            <text:p text:style-name="P3">for i = 1 : 1 : length(MinCols)</text:p>
            <text:p text:style-name="P3"><text:s text:c="4"/>C(:, i) = C(:, i) - MinCols(i);</text:p>
            <text:p text:style-name="P3">end</text:p>
            <text:p text:style-name="P2"><text:soft-page-break/></text:p>
            <text:p text:style-name="P3">if debug == 1</text:p>
            <text:p text:style-name="P3"><text:s text:c="4"/>fprintf('Вычитаем наименьшие элементы по строкам\n');</text:p>
            <text:p text:style-name="P3"><text:s text:c="4"/>printMatrix(C);</text:p>
            <text:p text:style-name="P3">end</text:p>
            <text:p text:style-name="P2"/>
            <text:p text:style-name="P3">MinRows = min(C, [], 2);</text:p>
            <text:p text:style-name="P3">for i = 1 : 1 : length(MinRows)</text:p>
            <text:p text:style-name="P3"><text:s text:c="4"/>C(i, :) = C(i, :) - MinRows(i);</text:p>
            <text:p text:style-name="P3">end</text:p>
            <text:p text:style-name="P2"/>
            <text:p text:style-name="P3">if debug == 1 </text:p>
            <text:p text:style-name="P3"><text:s text:c="4"/>fprintf('Вычитаем наименьшие элементы по столбцам\n');</text:p>
            <text:p text:style-name="P3"><text:s text:c="4"/>printMatrix(C);</text:p>
            <text:p text:style-name="P3">end</text:p>
            <text:p text:style-name="P2"/>
            <text:p text:style-name="P3">D = C;</text:p>
            <text:p text:style-name="P2"/>
            <text:p text:style-name="P3">cols = length(MinCols);</text:p>
            <text:p text:style-name="P3">rows = length(MinRows);</text:p>
            <text:p text:style-name="P3">stars = zeros(rows, cols);</text:p>
            <text:p text:style-name="P2"/>
            <text:p text:style-name="P3">for i = 1: 1: cols</text:p>
            <text:p text:style-name="P3"><text:s text:c="4"/>for j = 1 : 1 : rows</text:p>
            <text:p text:style-name="P3"><text:s text:c="8"/>if D(j, i) == 0</text:p>
            <text:p text:style-name="P3"><text:s text:c="12"/>count = 0;</text:p>
            <text:p text:style-name="P3"><text:s text:c="12"/>for k = 1: 1: cols</text:p>
            <text:p text:style-name="P3"><text:s text:c="15"/>count = count + stars(j, k);</text:p>
            <text:p text:style-name="P3"><text:s text:c="12"/>end</text:p>
            <text:p text:style-name="P3"><text:s text:c="12"/>for k = 1: 1: rows</text:p>
            <text:p text:style-name="P3"><text:s text:c="15"/>count = count + stars(k, i);</text:p>
            <text:p text:style-name="P3"><text:s text:c="12"/>end</text:p>
            <text:p text:style-name="P3"><text:s text:c="12"/>if count == 0 </text:p>
            <text:p text:style-name="P3"><text:s text:c="16"/>stars(j, i) = 1;</text:p>
            <text:p text:style-name="P3"><text:s text:c="12"/>end </text:p>
            <text:p text:style-name="P3"><text:s text:c="8"/>end</text:p>
            <text:p text:style-name="P3"><text:s text:c="4"/>end </text:p>
            <text:p text:style-name="P3">end</text:p>
            <text:p text:style-name="P2"/>
            <text:p text:style-name="P3">if debug == 1 </text:p>
            <text:p text:style-name="P3"><text:s text:c="4"/>fprintf('Начальная система независимых нулей\n');</text:p>
            <text:p text:style-name="P3"><text:s text:c="4"/>printSNN(D, stars)</text:p>
            <text:p text:style-name="P3">end</text:p>
            <text:p text:style-name="P2"/>
            <text:p text:style-name="P3">k = sum(stars, 'all');</text:p>
            <text:p text:style-name="P3">if debug == 1</text:p>
            <text:p text:style-name="P3"><text:s text:c="4"/>fprintf('k = %d\n', k);</text:p>
            <text:p text:style-name="P3">end </text:p>
            <text:p text:style-name="P2"/>
            <text:p text:style-name="P3">while k &lt; cols</text:p>
            <text:p text:style-name="P3"><text:s text:c="4"/>if debug == 1</text:p>
            <text:p text:style-name="P3"><text:s text:c="8"/>fprintf('---итерация алгоритма---\n');</text:p>
            <text:p text:style-name="P3"><text:s text:c="4"/>end </text:p>
            <text:p text:style-name="P2"/>
            <text:p text:style-name="P3"><text:s text:c="4"/>selection = zeros(rows, cols);</text:p>
            <text:p text:style-name="P3"><text:s text:c="4"/>strihMatrix = zeros(rows, cols);</text:p>
            <text:p text:style-name="P3"><text:s text:c="4"/>selectedColumns = sum(stars);</text:p>
            <text:p text:style-name="P3"><text:soft-page-break/><text:s text:c="4"/>for i = 1: 1: cols</text:p>
            <text:p text:style-name="P3"><text:s text:c="8"/>if selectedColumns(i) == 1 </text:p>
            <text:p text:style-name="P3"><text:s text:c="12"/>selection(:, i) = selection(:, i) + 1;</text:p>
            <text:p text:style-name="P3"><text:s text:c="8"/>end </text:p>
            <text:p text:style-name="P3"><text:s text:c="4"/>end</text:p>
            <text:p text:style-name="P2"/>
            <text:p text:style-name="P2"/>
            <text:p text:style-name="P3"><text:s text:c="4"/>selectedRows = zeros(rows);</text:p>
            <text:p text:style-name="P2"/>
            <text:p text:style-name="P3"><text:s text:c="4"/>loop = 1;</text:p>
            <text:p text:style-name="P3"><text:s text:c="4"/>strih = [-1, -1];</text:p>
            <text:p text:style-name="P3"><text:s text:c="4"/>while loop == 1 </text:p>
            <text:p text:style-name="P2"/>
            <text:p text:style-name="P3"><text:s text:c="8"/>strih = findStrih(D, selection);</text:p>
            <text:p text:style-name="P2"/>
            <text:p text:style-name="P3"><text:s text:c="8"/>if strih(1) == -1</text:p>
            <text:p text:style-name="P3"><text:s text:c="12"/>h = -1;</text:p>
            <text:p text:style-name="P3"><text:s text:c="12"/>for i = 1: 1: cols</text:p>
            <text:p text:style-name="P3"><text:s text:c="16"/>for j = 1 : 1 : rows</text:p>
            <text:p text:style-name="P3"><text:s text:c="20"/>if selection(j, i) == 0</text:p>
            <text:p text:style-name="P3"><text:s text:c="24"/>if D(j, i) &lt; h || h == -1</text:p>
            <text:p text:style-name="P3"><text:s text:c="28"/>h = D(j,i);</text:p>
            <text:p text:style-name="P3"><text:s text:c="24"/>end</text:p>
            <text:p text:style-name="P3"><text:s text:c="20"/>end</text:p>
            <text:p text:style-name="P3"><text:s text:c="16"/>end </text:p>
            <text:p text:style-name="P3"><text:s text:c="12"/>end</text:p>
            <text:p text:style-name="P2"/>
            <text:p text:style-name="P3"><text:s text:c="4"/></text:p>
            <text:p text:style-name="P3"><text:s text:c="12"/>for i = 1: 1: cols</text:p>
            <text:p text:style-name="P3"><text:s text:c="16"/>if selectedColumns(i) == 0</text:p>
            <text:p text:style-name="P3"><text:s text:c="20"/>D(:, i) = D(:, i) - h;</text:p>
            <text:p text:style-name="P3"><text:s text:c="16"/>end </text:p>
            <text:p text:style-name="P3"><text:s text:c="12"/>end</text:p>
            <text:p text:style-name="P3"><text:s text:c="12"/>for i = 1: 1: rows</text:p>
            <text:p text:style-name="P3"><text:s text:c="16"/>if selectedRows(i) == 1</text:p>
            <text:p text:style-name="P3"><text:s text:c="20"/>D(i, :) = D(i, :) + h;</text:p>
            <text:p text:style-name="P3"><text:s text:c="16"/>end </text:p>
            <text:p text:style-name="P3"><text:s text:c="12"/>end</text:p>
            <text:p text:style-name="P2"/>
            <text:p text:style-name="P3"><text:s text:c="12"/>strih = findStrih(D, selection);</text:p>
            <text:p text:style-name="P3"><text:s text:c="8"/>end</text:p>
            <text:p text:style-name="P3"><text:s text:c="4"/></text:p>
            <text:p text:style-name="P3"><text:s text:c="8"/>strihMatrix(strih(1), strih(2)) = 1;</text:p>
            <text:p text:style-name="P2"/>
            <text:p text:style-name="P3"><text:s text:c="8"/>j = strih(1);</text:p>
            <text:p text:style-name="P3"><text:s text:c="8"/>star = [-1 -1];</text:p>
            <text:p text:style-name="P3"><text:s text:c="8"/>for i = 1: 1: cols</text:p>
            <text:p text:style-name="P3"><text:s text:c="11"/>if stars(j, i ) == 1</text:p>
            <text:p text:style-name="P3"><text:s text:c="15"/>star(1) = j;</text:p>
            <text:p text:style-name="P3"><text:s text:c="15"/>star(2) = i;</text:p>
            <text:p text:style-name="P3"><text:s text:c="11"/>end </text:p>
            <text:p text:style-name="P3"><text:s text:c="8"/>end</text:p>
            <text:p text:style-name="P2"/>
            <text:p text:style-name="P3"><text:s text:c="8"/>if star(1) == -1</text:p>
            <text:p text:style-name="P3"><text:s text:c="12"/>loop = 0;</text:p>
            <text:p text:style-name="P3"><text:s text:c="8"/>else</text:p>
            <text:p text:style-name="P3"><text:s text:c="12"/>selection(:, star(2)) = selection(:, star(2)) - 1;</text:p>
            <text:p text:style-name="P3"><text:soft-page-break/><text:s text:c="12"/>selectedColumns(star(2)) = 0;</text:p>
            <text:p text:style-name="P3"><text:s text:c="12"/>selection(star(1), :) = selection(star(1), :) + 1; </text:p>
            <text:p text:style-name="P3"><text:s text:c="12"/>selectedRows(star(1)) = 1;</text:p>
            <text:p text:style-name="P3"><text:s text:c="8"/>end</text:p>
            <text:p text:style-name="P3"><text:s text:c="4"/>end</text:p>
            <text:p text:style-name="P2"/>
            <text:p text:style-name="P3"><text:s text:c="4"/>i = strih(1);</text:p>
            <text:p text:style-name="P3"><text:s text:c="4"/>j = strih(2);</text:p>
            <text:p text:style-name="P3"><text:s text:c="4"/>strihFlag = 1;</text:p>
            <text:p text:style-name="P3"><text:s text:c="4"/>while i &gt; 0 &amp;&amp; j &gt; 0 &amp;&amp; i &lt;= rows &amp;&amp; j &lt;= cols</text:p>
            <text:p text:style-name="P3"><text:s text:c="11"/>strihMatrix(i, j) = 0;</text:p>
            <text:p text:style-name="P3"><text:s text:c="11"/>stars(i, j) = 1;</text:p>
            <text:p text:style-name="P3"><text:s text:c="11"/>k = 1;</text:p>
            <text:p text:style-name="P3"><text:s text:c="11"/>while k &lt;=rows <text:s/>&amp;&amp; (stars(k, j) ~= 1 || k == i)</text:p>
            <text:p text:style-name="P3"><text:s text:c="15"/>k = k+1;</text:p>
            <text:p text:style-name="P3"><text:s text:c="11"/>end</text:p>
            <text:p text:style-name="P3"><text:s text:c="11"/>if (k &lt;= rows) <text:s/></text:p>
            <text:p text:style-name="P3"><text:s text:c="15"/>l = 1;</text:p>
            <text:p text:style-name="P3"><text:s text:c="15"/>while l &lt;= cols &amp;&amp; (strihMatrix(k, l) ~= 1 || l == j)</text:p>
            <text:p text:style-name="P3"><text:s text:c="19"/>l = l+1;</text:p>
            <text:p text:style-name="P3"><text:s text:c="15"/>end</text:p>
            <text:p text:style-name="P2"/>
            <text:p text:style-name="P3"><text:s text:c="15"/>if l &lt;= cols</text:p>
            <text:p text:style-name="P3"><text:s text:c="19"/>stars(k,j) = 0;</text:p>
            <text:p text:style-name="P3"><text:s text:c="15"/>end</text:p>
            <text:p text:style-name="P3"><text:s text:c="15"/>j = l;</text:p>
            <text:p text:style-name="P3"><text:s text:c="11"/>end</text:p>
            <text:p text:style-name="P3"><text:s text:c="11"/>i = k;</text:p>
            <text:p text:style-name="P3"><text:s text:c="4"/>end</text:p>
            <text:p text:style-name="P2"/>
            <text:p text:style-name="P2"/>
            <text:p text:style-name="P3"><text:s text:c="4"/>k = sum(stars, 'all');</text:p>
            <text:p text:style-name="P3"><text:s text:c="4"/>if debug == 1</text:p>
            <text:p text:style-name="P3"><text:s text:c="8"/>fprintf('Текущая система независимых нулей\n');</text:p>
            <text:p text:style-name="P3"><text:s text:c="8"/>printSNN(D, stars); </text:p>
            <text:p text:style-name="P3"><text:s text:c="8"/>fprintf('k = %d\n', k);</text:p>
            <text:p text:style-name="P3"><text:s text:c="4"/>end</text:p>
            <text:p text:style-name="P2"/>
            <text:p text:style-name="P3">end</text:p>
            <text:p text:style-name="P2"/>
            <text:p text:style-name="P3"><text:s text:c="4"/>fprintf('Конечная система независимых нулей\n');</text:p>
            <text:p text:style-name="P3"><text:s text:c="4"/>printSNN(D, stars);</text:p>
            <text:p text:style-name="P2"/>
            <text:p text:style-name="P2"/>
            <text:p text:style-name="P3"><text:s text:c="4"/>fprintf('X = \n');</text:p>
            <text:p text:style-name="P3"><text:s text:c="4"/>printMatrix(stars);</text:p>
            <text:p text:style-name="P2"/>
            <text:p text:style-name="P3"><text:s text:c="4"/>result = 0;</text:p>
            <text:p text:style-name="P3"><text:s text:c="4"/>for i = 1:1:cols</text:p>
            <text:p text:style-name="P3"><text:s text:c="8"/>for j = 1:1:rows</text:p>
            <text:p text:style-name="P3"><text:s text:c="12"/>if stars(j, i) == 1 </text:p>
            <text:p text:style-name="P3"><text:s text:c="16"/>result = result + startMatrix(j, i);</text:p>
            <text:p text:style-name="P3"><text:s text:c="12"/>end</text:p>
            <text:p text:style-name="P3"><text:s text:c="8"/>end</text:p>
            <text:p text:style-name="P3"><text:s text:c="4"/>end</text:p>
            <text:p text:style-name="P2"/>
            <text:p text:style-name="P3"><text:s text:c="4"/>fprintf("Результат = %d\n", result)</text:p>
            <text:p text:style-name="P3"><text:soft-page-break/>end </text:p>
            <text:p text:style-name="P2"/>
            <text:p text:style-name="P3">function [strih] = findStrih(D, selection) </text:p>
            <text:p text:style-name="P3"><text:s text:c="4"/>strih = [-1 -1];</text:p>
            <text:p text:style-name="P3"><text:s text:c="4"/>cols = length(D(1, :));</text:p>
            <text:p text:style-name="P3"><text:s text:c="4"/>rows = length(D(:, 1));</text:p>
            <text:p text:style-name="P3"><text:s text:c="4"/>for i = 1: 1: cols</text:p>
            <text:p text:style-name="P3"><text:s text:c="8"/>for j = 1 : 1 : rows</text:p>
            <text:p text:style-name="P3"><text:s text:c="11"/>if selection(j, i) == 0 &amp;&amp; D(j, i) == 0 </text:p>
            <text:p text:style-name="P3"><text:s text:c="16"/>strih(1) = j;</text:p>
            <text:p text:style-name="P3"><text:s text:c="16"/>strih(2) = i;</text:p>
            <text:p text:style-name="P3"><text:s text:c="16"/>return;</text:p>
            <text:p text:style-name="P3"><text:s text:c="11"/>end</text:p>
            <text:p text:style-name="P3"><text:s text:c="8"/>end </text:p>
            <text:p text:style-name="P3"><text:s text:c="4"/>end</text:p>
            <text:p text:style-name="P3">end</text:p>
            <text:p text:style-name="P2"/>
            <text:p text:style-name="P3">function [] = printSNN(M, stars)</text:p>
            <text:p text:style-name="P3"><text:s text:c="4"/>cols = length(M(1, :));</text:p>
            <text:p text:style-name="P3"><text:s text:c="4"/>rows = length(M(:, 1));</text:p>
            <text:p text:style-name="P2"/>
            <text:p text:style-name="P3"><text:s text:c="4"/>for i = 1: 1: rows</text:p>
            <text:p text:style-name="P3"><text:s text:c="8"/>for j =1: 1: cols</text:p>
            <text:p text:style-name="P3"><text:s text:c="12"/>if stars(i, j) == 1 </text:p>
            <text:p text:style-name="P3"><text:s text:c="16"/>fprintf("*\t");</text:p>
            <text:p text:style-name="P3"><text:s text:c="12"/>else</text:p>
            <text:p text:style-name="P3"><text:s text:c="16"/>fprintf(".\t");</text:p>
            <text:p text:style-name="P3"><text:s text:c="12"/>end</text:p>
            <text:p text:style-name="P3"><text:s text:c="8"/>end</text:p>
            <text:p text:style-name="P3"><text:s text:c="8"/>fprintf('\n');</text:p>
            <text:p text:style-name="P3"><text:s text:c="8"/>for j =1: 1: cols </text:p>
            <text:p text:style-name="P3"><text:s text:c="12"/>fprintf("%d\t", M(i, j))</text:p>
            <text:p text:style-name="P3"><text:s text:c="8"/>end</text:p>
            <text:p text:style-name="P3"><text:s text:c="8"/>fprintf('\n');</text:p>
            <text:p text:style-name="P3"><text:s text:c="4"/>end</text:p>
            <text:p text:style-name="P2"/>
            <text:p text:style-name="P3">end</text:p>
            <text:p text:style-name="P2"/>
            <text:p text:style-name="P2"/>
            <text:p text:style-name="P3">function [] = printMatrix(M) </text:p>
            <text:p text:style-name="P3"><text:s text:c="4"/>fprintf([repmat('%d\t', 1, size(M, 2)) '\n'], M')</text:p>
            <text:p text:style-name="P3">end</text:p>
          </table:table-cell>
        </table:table-row>
      </table:table>
      <text:p text:style-name="P27"/>
      <text:h text:style-name="Heading_20_1" text:outline-level="1">Результаты расчетов</text:h>
      <text:h text:style-name="Heading_20_2" text:outline-level="2">Задача максимизации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2">Исходная матрица</text:p>
            <text:p text:style-name="P32">6<text:tab/>7<text:tab/>3<text:tab/>9<text:tab/>9<text:tab/></text:p>
            <text:p text:style-name="P32">8<text:tab/>9<text:tab/>7<text:tab/>6<text:tab/>9<text:tab/></text:p>
            <text:p text:style-name="P32">6<text:tab/>11<text:tab/>5<text:tab/>4<text:tab/>6<text:tab/></text:p>
            <text:p text:style-name="P32">10<text:tab/>10<text:tab/>10<text:tab/>3<text:tab/>5<text:tab/></text:p>
            <text:p text:style-name="P32">8<text:tab/>8<text:tab/>5<text:tab/>10<text:tab/>9<text:tab/></text:p>
            <text:p text:style-name="P32"/>
            <text:p text:style-name="P32"><text:soft-page-break/>Матрица, после преобразований для поиска максимума</text:p>
            <text:p text:style-name="P32">5<text:tab/>4<text:tab/>8<text:tab/>2<text:tab/>2<text:tab/></text:p>
            <text:p text:style-name="P32">3<text:tab/>2<text:tab/>4<text:tab/>5<text:tab/>2<text:tab/></text:p>
            <text:p text:style-name="P32">5<text:tab/>0<text:tab/>6<text:tab/>7<text:tab/>5<text:tab/></text:p>
            <text:p text:style-name="P32">1<text:tab/>1<text:tab/>1<text:tab/>8<text:tab/>6<text:tab/></text:p>
            <text:p text:style-name="P32">3<text:tab/>3<text:tab/>6<text:tab/>1<text:tab/>2<text:tab/></text:p>
            <text:p text:style-name="P32"/>
            <text:p text:style-name="P32">Вычитаем наименьшие элементы по ст<text:span text:style-name="T49">олбцам</text:span></text:p>
            <text:p text:style-name="P32">4<text:tab/>4<text:tab/>7<text:tab/>1<text:tab/>0<text:tab/></text:p>
            <text:p text:style-name="P32">2<text:tab/>2<text:tab/>3<text:tab/>4<text:tab/>0<text:tab/></text:p>
            <text:p text:style-name="P32">4<text:tab/>0<text:tab/>5<text:tab/>6<text:tab/>3<text:tab/></text:p>
            <text:p text:style-name="P32">0<text:tab/>1<text:tab/>0<text:tab/>7<text:tab/>4<text:tab/></text:p>
            <text:p text:style-name="P32">2<text:tab/>3<text:tab/>5<text:tab/>0<text:tab/>0<text:tab/></text:p>
            <text:p text:style-name="P32"/>
            <text:p text:style-name="P32">Вычитаем наименьшие элементы по ст<text:span text:style-name="T49">рокам</text:span></text:p>
            <text:p text:style-name="P32">4<text:tab/>4<text:tab/>7<text:tab/>1<text:tab/>0<text:tab/></text:p>
            <text:p text:style-name="P32">2<text:tab/>2<text:tab/>3<text:tab/>4<text:tab/>0<text:tab/></text:p>
            <text:p text:style-name="P32">4<text:tab/>0<text:tab/>5<text:tab/>6<text:tab/>3<text:tab/></text:p>
            <text:p text:style-name="P32">0<text:tab/>1<text:tab/>0<text:tab/>7<text:tab/>4<text:tab/></text:p>
            <text:p text:style-name="P32">2<text:tab/>3<text:tab/>5<text:tab/>0<text:tab/>0<text:tab/></text:p>
            <text:p text:style-name="P32"/>
            <text:p text:style-name="P32">Начальная система независимых нулей</text:p>
            <text:p text:style-name="P32">.<text:tab/>.<text:tab/>.<text:tab/>.<text:tab/>*<text:tab/></text:p>
            <text:p text:style-name="P32">4<text:tab/>4<text:tab/>7<text:tab/>1<text:tab/>0<text:tab/></text:p>
            <text:p text:style-name="P32">.<text:tab/>.<text:tab/>.<text:tab/>.<text:tab/>.<text:tab/></text:p>
            <text:p text:style-name="P32">2<text:tab/>2<text:tab/>3<text:tab/>4<text:tab/>0<text:tab/></text:p>
            <text:p text:style-name="P32">.<text:tab/>*<text:tab/>.<text:tab/>.<text:tab/>.<text:tab/></text:p>
            <text:p text:style-name="P32">4<text:tab/>0<text:tab/>5<text:tab/>6<text:tab/>3<text:tab/></text:p>
            <text:p text:style-name="P32">*<text:tab/>.<text:tab/>.<text:tab/>.<text:tab/>.<text:tab/></text:p>
            <text:p text:style-name="P32">0<text:tab/>1<text:tab/>0<text:tab/>7<text:tab/>4<text:tab/></text:p>
            <text:p text:style-name="P32">.<text:tab/>.<text:tab/>.<text:tab/>*<text:tab/>.<text:tab/></text:p>
            <text:p text:style-name="P32">2<text:tab/>3<text:tab/>5<text:tab/>0<text:tab/>0<text:tab/></text:p>
            <text:p text:style-name="P32">k = 4</text:p>
            <text:p text:style-name="P32"/>
            <text:p text:style-name="P32">---итерация алгоритма---</text:p>
            <text:p text:style-name="P32">Текущая система независимых нулей</text:p>
            <text:p text:style-name="P32">.<text:tab/>.<text:tab/>.<text:tab/>.<text:tab/>*<text:tab/></text:p>
            <text:p text:style-name="P32">2<text:tab/>4<text:tab/>5<text:tab/>1<text:tab/>0<text:tab/></text:p>
            <text:p text:style-name="P32">*<text:tab/>.<text:tab/>.<text:tab/>.<text:tab/>.<text:tab/></text:p>
            <text:p text:style-name="P32">0<text:tab/>2<text:tab/>1<text:tab/>4<text:tab/>0<text:tab/></text:p>
            <text:p text:style-name="P32">.<text:tab/>*<text:tab/>.<text:tab/>.<text:tab/>.<text:tab/></text:p>
            <text:p text:style-name="P32">2<text:tab/>0<text:tab/>3<text:tab/>6<text:tab/>3<text:tab/></text:p>
            <text:p text:style-name="P32">.<text:tab/>.<text:tab/>*<text:tab/>.<text:tab/>.<text:tab/></text:p>
            <text:p text:style-name="P32">0<text:tab/>3<text:tab/>0<text:tab/>9<text:tab/>6<text:tab/></text:p>
            <text:p text:style-name="P32">.<text:tab/>.<text:tab/>.<text:tab/>*<text:tab/>.<text:tab/></text:p>
            <text:p text:style-name="P32">0<text:tab/>3<text:tab/>3<text:tab/>0<text:tab/>0<text:tab/></text:p>
            <text:p text:style-name="P32">k = 5</text:p>
            <text:p text:style-name="P32"/>
            <text:p text:style-name="P32">Конечная система независимых нулей</text:p>
            <text:p text:style-name="P32">.<text:tab/>.<text:tab/>.<text:tab/>.<text:tab/>*<text:tab/></text:p>
            <text:p text:style-name="P32">2<text:tab/>4<text:tab/>5<text:tab/>1<text:tab/>0<text:tab/></text:p>
            <text:p text:style-name="P32">*<text:tab/>.<text:tab/>.<text:tab/>.<text:tab/>.<text:tab/></text:p>
            <text:p text:style-name="P32"><text:soft-page-break/>0<text:tab/>2<text:tab/>1<text:tab/>4<text:tab/>0<text:tab/></text:p>
            <text:p text:style-name="P32">.<text:tab/>*<text:tab/>.<text:tab/>.<text:tab/>.<text:tab/></text:p>
            <text:p text:style-name="P32">2<text:tab/>0<text:tab/>3<text:tab/>6<text:tab/>3<text:tab/></text:p>
            <text:p text:style-name="P32">.<text:tab/>.<text:tab/>*<text:tab/>.<text:tab/>.<text:tab/></text:p>
            <text:p text:style-name="P32">0<text:tab/>3<text:tab/>0<text:tab/>9<text:tab/>6<text:tab/></text:p>
            <text:p text:style-name="P32">.<text:tab/>.<text:tab/>.<text:tab/>*<text:tab/>.<text:tab/></text:p>
            <text:p text:style-name="P32">0<text:tab/>3<text:tab/>3<text:tab/>0<text:tab/>0<text:tab/></text:p>
            <text:p text:style-name="P32"/>
            <text:p text:style-name="P32">X = </text:p>
            <text:p text:style-name="P32">0<text:tab/>0<text:tab/>0<text:tab/>0<text:tab/>1<text:tab/></text:p>
            <text:p text:style-name="P32">1<text:tab/>0<text:tab/>0<text:tab/>0<text:tab/>0<text:tab/></text:p>
            <text:p text:style-name="P32">0<text:tab/>1<text:tab/>0<text:tab/>0<text:tab/>0<text:tab/></text:p>
            <text:p text:style-name="P32">0<text:tab/>0<text:tab/>1<text:tab/>0<text:tab/>0<text:tab/></text:p>
            <text:p text:style-name="P33">0<text:tab/>0<text:tab/>0<text:tab/>1<text:tab/>0</text:p>
            <text:p text:style-name="P33"><text:tab/></text:p>
            <text:p text:style-name="P32">Результат = 48</text:p>
          </table:table-cell>
        </table:table-row>
      </table:table>
      <text:p text:style-name="Text_20_body"/>
      <text:h text:style-name="Heading_20_2" text:outline-level="2">Задача минимизации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2">Исходная матрица</text:p>
            <text:p text:style-name="P32">6<text:tab/>7<text:tab/>3<text:tab/>9<text:tab/>9<text:tab/></text:p>
            <text:p text:style-name="P32">8<text:tab/>9<text:tab/>7<text:tab/>6<text:tab/>9<text:tab/></text:p>
            <text:p text:style-name="P32">6<text:tab/>11<text:tab/>5<text:tab/>4<text:tab/>6<text:tab/></text:p>
            <text:p text:style-name="P32">10<text:tab/>10<text:tab/>10<text:tab/>3<text:tab/>5<text:tab/></text:p>
            <text:p text:style-name="P32">8<text:tab/>8<text:tab/>5<text:tab/>10<text:tab/>9<text:tab/></text:p>
            <text:p text:style-name="P32"/>
            <text:p text:style-name="P32">Вычитаем наименьшие элементы по ст<text:span text:style-name="T49">олбцам</text:span></text:p>
            <text:p text:style-name="P32">0<text:tab/>0<text:tab/>0<text:tab/>6<text:tab/>4<text:tab/></text:p>
            <text:p text:style-name="P32">2<text:tab/>2<text:tab/>4<text:tab/>3<text:tab/>4<text:tab/></text:p>
            <text:p text:style-name="P32">0<text:tab/>4<text:tab/>2<text:tab/>1<text:tab/>1<text:tab/></text:p>
            <text:p text:style-name="P32">4<text:tab/>3<text:tab/>7<text:tab/>0<text:tab/>0<text:tab/></text:p>
            <text:p text:style-name="P32">2<text:tab/>1<text:tab/>2<text:tab/>7<text:tab/>4<text:tab/></text:p>
            <text:p text:style-name="P32"/>
            <text:p text:style-name="P32">Вычитаем наименьшие элементы по ст<text:span text:style-name="T49">рокам</text:span></text:p>
            <text:p text:style-name="P32">0<text:tab/>0<text:tab/>0<text:tab/>6<text:tab/>4<text:tab/></text:p>
            <text:p text:style-name="P32">0<text:tab/>0<text:tab/>2<text:tab/>1<text:tab/>2<text:tab/></text:p>
            <text:p text:style-name="P32">0<text:tab/>4<text:tab/>2<text:tab/>1<text:tab/>1<text:tab/></text:p>
            <text:p text:style-name="P32">4<text:tab/>3<text:tab/>7<text:tab/>0<text:tab/>0<text:tab/></text:p>
            <text:p text:style-name="P32">1<text:tab/>0<text:tab/>1<text:tab/>6<text:tab/>3<text:tab/></text:p>
            <text:p text:style-name="P32"/>
            <text:p text:style-name="P32">Начальная система независимых нулей</text:p>
            <text:p text:style-name="P32">*<text:tab/>.<text:tab/>.<text:tab/>.<text:tab/>.<text:tab/></text:p>
            <text:p text:style-name="P32">0<text:tab/>0<text:tab/>0<text:tab/>6<text:tab/>4<text:tab/></text:p>
            <text:p text:style-name="P32">.<text:tab/>*<text:tab/>.<text:tab/>.<text:tab/>.<text:tab/></text:p>
            <text:p text:style-name="P32">0<text:tab/>0<text:tab/>2<text:tab/>1<text:tab/>2<text:tab/></text:p>
            <text:p text:style-name="P32">.<text:tab/>.<text:tab/>.<text:tab/>.<text:tab/>.<text:tab/></text:p>
            <text:p text:style-name="P32">0<text:tab/>4<text:tab/>2<text:tab/>1<text:tab/>1<text:tab/></text:p>
            <text:p text:style-name="P32">.<text:tab/>.<text:tab/>.<text:tab/>*<text:tab/>.<text:tab/></text:p>
            <text:p text:style-name="P32">4<text:tab/>3<text:tab/>7<text:tab/>0<text:tab/>0<text:tab/></text:p>
            <text:p text:style-name="P32">.<text:tab/>.<text:tab/>.<text:tab/>.<text:tab/>.<text:tab/></text:p>
            <text:p text:style-name="P32">1<text:tab/>0<text:tab/>1<text:tab/>6<text:tab/>3<text:tab/></text:p>
            <text:p text:style-name="P32"><text:soft-page-break/>k = 3</text:p>
            <text:p text:style-name="P32"/>
            <text:p text:style-name="P32">---итерация алгоритма---</text:p>
            <text:p text:style-name="P32">Текущая система независимых нулей</text:p>
            <text:p text:style-name="P32">.<text:tab/>.<text:tab/>*<text:tab/>.<text:tab/>.<text:tab/></text:p>
            <text:p text:style-name="P32">0<text:tab/>0<text:tab/>0<text:tab/>6<text:tab/>4<text:tab/></text:p>
            <text:p text:style-name="P32">.<text:tab/>*<text:tab/>.<text:tab/>.<text:tab/>.<text:tab/></text:p>
            <text:p text:style-name="P32">0<text:tab/>0<text:tab/>2<text:tab/>1<text:tab/>2<text:tab/></text:p>
            <text:p text:style-name="P32">*<text:tab/>.<text:tab/>.<text:tab/>.<text:tab/>.<text:tab/></text:p>
            <text:p text:style-name="P32">0<text:tab/>4<text:tab/>2<text:tab/>1<text:tab/>1<text:tab/></text:p>
            <text:p text:style-name="P32">.<text:tab/>.<text:tab/>.<text:tab/>*<text:tab/>.<text:tab/></text:p>
            <text:p text:style-name="P32">4<text:tab/>3<text:tab/>7<text:tab/>0<text:tab/>0<text:tab/></text:p>
            <text:p text:style-name="P32">.<text:tab/>.<text:tab/>.<text:tab/>.<text:tab/>.<text:tab/></text:p>
            <text:p text:style-name="P32">1<text:tab/>0<text:tab/>1<text:tab/>6<text:tab/>3<text:tab/></text:p>
            <text:p text:style-name="P32">k = 4</text:p>
            <text:p text:style-name="P32"/>
            <text:p text:style-name="P32">---итерация алгоритма---</text:p>
            <text:p text:style-name="P32">Текущая система независимых нулей</text:p>
            <text:p text:style-name="P32">.<text:tab/>.<text:tab/>*<text:tab/>.<text:tab/>.<text:tab/></text:p>
            <text:p text:style-name="P32">0<text:tab/>0<text:tab/>0<text:tab/>5<text:tab/>3<text:tab/></text:p>
            <text:p text:style-name="P32">.<text:tab/>.<text:tab/>.<text:tab/>*<text:tab/>.<text:tab/></text:p>
            <text:p text:style-name="P32">0<text:tab/>0<text:tab/>2<text:tab/>0<text:tab/>1<text:tab/></text:p>
            <text:p text:style-name="P32">*<text:tab/>.<text:tab/>.<text:tab/>.<text:tab/>.<text:tab/></text:p>
            <text:p text:style-name="P32">0<text:tab/>4<text:tab/>2<text:tab/>0<text:tab/>0<text:tab/></text:p>
            <text:p text:style-name="P32">.<text:tab/>.<text:tab/>.<text:tab/>.<text:tab/>*<text:tab/></text:p>
            <text:p text:style-name="P32">5<text:tab/>4<text:tab/>8<text:tab/>0<text:tab/>0<text:tab/></text:p>
            <text:p text:style-name="P32">.<text:tab/>*<text:tab/>.<text:tab/>.<text:tab/>.<text:tab/></text:p>
            <text:p text:style-name="P32">1<text:tab/>0<text:tab/>1<text:tab/>5<text:tab/>2<text:tab/></text:p>
            <text:p text:style-name="P32">k = 5</text:p>
            <text:p text:style-name="P32"/>
            <text:p text:style-name="P32">Конечная система независимых нулей</text:p>
            <text:p text:style-name="P32">.<text:tab/>.<text:tab/>*<text:tab/>.<text:tab/>.<text:tab/></text:p>
            <text:p text:style-name="P32">0<text:tab/>0<text:tab/>0<text:tab/>5<text:tab/>3<text:tab/></text:p>
            <text:p text:style-name="P32">.<text:tab/>.<text:tab/>.<text:tab/>*<text:tab/>.<text:tab/></text:p>
            <text:p text:style-name="P32">0<text:tab/>0<text:tab/>2<text:tab/>0<text:tab/>1<text:tab/></text:p>
            <text:p text:style-name="P32">*<text:tab/>.<text:tab/>.<text:tab/>.<text:tab/>.<text:tab/></text:p>
            <text:p text:style-name="P32">0<text:tab/>4<text:tab/>2<text:tab/>0<text:tab/>0<text:tab/></text:p>
            <text:p text:style-name="P32">.<text:tab/>.<text:tab/>.<text:tab/>.<text:tab/>*<text:tab/></text:p>
            <text:p text:style-name="P32">5<text:tab/>4<text:tab/>8<text:tab/>0<text:tab/>0<text:tab/></text:p>
            <text:p text:style-name="P32">.<text:tab/>*<text:tab/>.<text:tab/>.<text:tab/>.<text:tab/></text:p>
            <text:p text:style-name="P32">1<text:tab/>0<text:tab/>1<text:tab/>5<text:tab/>2<text:tab/></text:p>
            <text:p text:style-name="P32"/>
            <text:p text:style-name="P32">X = </text:p>
            <text:p text:style-name="P32">0<text:tab/>0<text:tab/>1<text:tab/>0<text:tab/>0<text:tab/></text:p>
            <text:p text:style-name="P32">0<text:tab/>0<text:tab/>0<text:tab/>1<text:tab/>0<text:tab/></text:p>
            <text:p text:style-name="P32">1<text:tab/>0<text:tab/>0<text:tab/>0<text:tab/>0<text:tab/></text:p>
            <text:p text:style-name="P32">0<text:tab/>0<text:tab/>0<text:tab/>0<text:tab/>1<text:tab/></text:p>
            <text:p text:style-name="P32">0<text:tab/>1<text:tab/>0<text:tab/>0<text:tab/>0<text:tab/></text:p>
            <text:p text:style-name="P32">Результат = 28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cm" style:auto-text-indent="false"/>
      <style:text-properties fo:font-size="12pt" fo:font-style="normal" officeooo:rsid="00177820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6T13:13:58.797000000</meta:creation-date>
    <dc:date>2021-10-18T18:49:48.836000000</dc:date>
    <meta:editing-duration>PT24M55S</meta:editing-duration>
    <meta:editing-cycles>7</meta:editing-cycles>
    <meta:generator>LibreOffice/6.4.2.2$Windows_x86 LibreOffice_project/4e471d8c02c9c90f512f7f9ead8875b57fcb1ec3</meta:generator>
    <meta:print-date>2021-10-18T05:24:28.792000000</meta:print-date>
    <meta:document-statistic meta:table-count="5" meta:image-count="1" meta:object-count="8" meta:page-count="11" meta:paragraph-count="411" meta:word-count="1972" meta:character-count="11080" meta:non-whitespace-character-count="7827"/>
  </office:meta>
</office:document-meta>
</file>

<file path=Object 1/content.xml><?xml version="1.0" encoding="utf-8"?>
<math xmlns="http://www.w3.org/1998/Math/MathML" display="block">
  <semantics>
    <mrow>
      <mi>С</mi>
      <mo stretchy="false">=</mo>
      <msub>
        <mrow>
          <mo fence="true" stretchy="false">(</mo>
          <mrow>
            <msub>
              <mi>с</mi>
              <mi mathvariant="italic">ij</mi>
            </msub>
          </mrow>
          <mo fence="true" stretchy="false">)</mo>
        </mrow>
        <mrow>
          <mi>i</mi>
          <mi>,</mi>
          <mrow>
            <mi>j</mi>
            <mo stretchy="false">=</mo>
            <mover accent="true">
              <mrow>
                <mi>i</mi>
                <mi>,</mi>
                <mi>n</mi>
              </mrow>
              <mo>¯</mo>
            </mover>
          </mrow>
        </mrow>
      </msub>
    </mrow>
    <annotation encoding="StarMath 5.0">С = ( с_ij )_{ i, j = overline {i, n} }</annotation>
  </semantics>
</math>
</file>

<file path=Object 2/content.xml><?xml version="1.0" encoding="utf-8"?>
<math xmlns="http://www.w3.org/1998/Math/MathML" display="block">
  <semantics>
    <mrow>
      <msub>
        <mi>x</mi>
        <mrow>
          <mi>i</mi>
          <mi>,</mi>
          <mi>j</mi>
        </mrow>
      </msub>
      <mo stretchy="false">=</mo>
      <mrow>
        <mo fence="true" stretchy="true">{</mo>
        <mrow>
          <mtable>
            <mtr>
              <mtd>
                <mrow>
                  <mn>1</mn>
                  <mi>,</mi>
                  <mi mathvariant="italic">если</mi>
                  <mi>i</mi>
                  <mi mathvariant="italic">работу</mi>
                  <mi mathvariant="italic">выполняет</mi>
                  <mi>j</mi>
                  <mi mathvariant="italic">исполнитель</mi>
                </mrow>
              </mtd>
            </mtr>
            <mtr>
              <mtd>
                <mrow>
                  <mn>0</mn>
                  <mi>,</mi>
                  <mi mathvariant="italic">иначе</mi>
                </mrow>
              </mtd>
            </mtr>
          </mtable>
        </mrow>
      </mrow>
    </mrow>
    <annotation encoding="StarMath 5.0">x_{ i, j } = left lbrace stack{1 , если i  работу выполняет j исполнитель  # 0, иначе } right none</annotation>
  </semantics>
</math>
</file>

<file path=Object 3/content.xml><?xml version="1.0" encoding="utf-8"?>
<math xmlns="http://www.w3.org/1998/Math/MathML" display="block">
  <semantics>
    <mrow>
      <mi>X</mi>
      <mo stretchy="false">=</mo>
      <msub>
        <mrow>
          <mo fence="true" stretchy="false">(</mo>
          <mrow>
            <msub>
              <mi>x</mi>
              <mi mathvariant="italic">ij</mi>
            </msub>
          </mrow>
          <mo fence="true" stretchy="false">)</mo>
        </mrow>
        <mrow>
          <mi>i</mi>
          <mi>,</mi>
          <mrow>
            <mi>j</mi>
            <mo stretchy="false">=</mo>
            <mover accent="true">
              <mrow>
                <mi>i</mi>
                <mi>,</mi>
                <mi>n</mi>
              </mrow>
              <mo>¯</mo>
            </mover>
          </mrow>
        </mrow>
      </msub>
    </mrow>
    <annotation encoding="StarMath 5.0">X = ( x_ij )_{ i, j = overline {i, n} }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</mrow>
      <msub>
        <mi>x</mi>
        <mi mathvariant="italic">ij</mi>
      </msub>
    </mrow>
    <annotation encoding="StarMath 5.0">f = sum from i=1 to n sum from j=1 to n c_ij x_ij 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f</mi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c</mi>
                        <mi mathvariant="italic">ij</mi>
                      </msub>
                    </mrow>
                  </mrow>
                </mrow>
                <msub>
                  <mi>x</mi>
                  <mi mathvariant="italic">iJ</mi>
                </msub>
                <mo stretchy="false">→</mo>
                <mi mathvariant="italic">min</mi>
              </mrow>
            </mtd>
          </mtr>
          <mtr>
            <mtd>
              <mrow>
                <mrow>
                  <msub>
                    <mi>x</mi>
                    <mi mathvariant="italic">ij</mi>
                  </msub>
                  <mo stretchy="false">∈</mo>
                  <mrow>
                    <mo fence="true" stretchy="false">{</mo>
                    <mrow>
                      <mrow>
                        <mn>0</mn>
                        <mi>,</mi>
                        <mn>1</mn>
                      </mrow>
                    </mrow>
                    <mo fence="true" stretchy="false">}</mo>
                  </mrow>
                </mrow>
                <mi>i</mi>
                <mi>,</mi>
                <mrow>
                  <mi>j</mi>
                  <mo stretchy="false">=</mo>
                  <mover accent="true">
                    <mrow>
                      <mn>1</mn>
                      <mi>,</mi>
                      <mi>n</mi>
                    </mrow>
                    <mo>¯</mo>
                  </mover>
                </mrow>
              </mrow>
            </mtd>
          </mtr>
        </mtable>
      </mrow>
    </mrow>
    <annotation encoding="StarMath 5.0">left lbrace stack{f = sum from i=1 to n sum from j=1 to n c_ij x_iJ -&gt; min # x_ij in lbrace 0, 1 rbrace i, j = overline {1, n}  }  right none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f</mi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c</mi>
                        <mi mathvariant="italic">ij</mi>
                      </msub>
                    </mrow>
                  </mrow>
                </mrow>
                <msub>
                  <mi>x</mi>
                  <mi mathvariant="italic">iJ</mi>
                </msub>
                <mo stretchy="false">→</mo>
                <mi mathvariant="italic">min</mi>
              </mrow>
            </mtd>
          </mtr>
          <mtr>
            <mtd>
              <mrow>
                <mrow>
                  <msub>
                    <mi>x</mi>
                    <mi mathvariant="italic">ij</mi>
                  </msub>
                  <mo stretchy="false">∈</mo>
                  <mrow>
                    <mo fence="true" stretchy="false">{</mo>
                    <mrow>
                      <mrow>
                        <mn>0</mn>
                        <mi>,</mi>
                        <mn>1</mn>
                      </mrow>
                    </mrow>
                    <mo fence="true" stretchy="false">}</mo>
                  </mrow>
                </mrow>
                <mi>i</mi>
                <mi>,</mi>
                <mrow>
                  <mi>j</mi>
                  <mo stretchy="false">=</mo>
                  <mover accent="true">
                    <mrow>
                      <mn>1</mn>
                      <mi>,</mi>
                      <mi>n</mi>
                    </mrow>
                    <mo>¯</mo>
                  </mover>
                </mrow>
              </mrow>
            </mtd>
          </mtr>
          <mtr>
            <mtd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 mathvariant="italic">ij</mi>
                    </msub>
                  </mrow>
                  <mo stretchy="false">=</mo>
                  <mn>1</mn>
                </mrow>
                <mi>,</mi>
                <mrow>
                  <mi>j</mi>
                  <mo stretchy="false">=</mo>
                  <mover accent="true">
                    <mrow>
                      <mn>1</mn>
                      <mi>,</mi>
                      <mi>n</mi>
                    </mrow>
                    <mo>¯</mo>
                  </mover>
                </mrow>
              </mrow>
            </mtd>
          </mtr>
          <mtr>
            <mtd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i mathvariant="italic">ij</mi>
                    </msub>
                  </mrow>
                  <mo stretchy="false">=</mo>
                  <mn>1</mn>
                </mrow>
                <mi>,</mi>
                <mrow>
                  <mi>i</mi>
                  <mo stretchy="false">=</mo>
                  <mover accent="true">
                    <mrow>
                      <mn>1</mn>
                      <mi>,</mi>
                      <mi>n</mi>
                    </mrow>
                    <mo>¯</mo>
                  </mover>
                </mrow>
              </mrow>
            </mtd>
          </mtr>
        </mtable>
      </mrow>
    </mrow>
    <annotation encoding="StarMath 5.0">left lbrace stack{f = sum from i=1 to n sum from j=1 to n c_ij x_iJ -&gt; min # x_ij in lbrace 0, 1 rbrace i, j = overline {1, n}  #{ sum  from i = 1 to n x_ij = 1, j = overline{1,n}} # {sum from j = 1 to n x_ij = 1, i = overline{1, n}} }  right none</annotation>
  </semantics>
</math>
</file>

<file path=Object 7/content.xml><?xml version="1.0" encoding="utf-8"?>
<math xmlns="http://www.w3.org/1998/Math/MathML" display="block">
  <semantics>
    <mrow>
      <mi mathvariant="italic">тек</mi>
      <mn>0</mn>
      <mi>'</mi>
      <mo stretchy="false">→</mo>
      <mi mathvariant="italic">по</mi>
      <mi mathvariant="italic">столбцу</mi>
      <mo stretchy="false">→</mo>
      <mrow>
        <mn>0</mn>
        <mo stretchy="false">∗</mo>
        <mo stretchy="false">→</mo>
      </mrow>
      <mi mathvariant="italic">по</mi>
      <mi mathvariant="italic">строке</mi>
      <mo stretchy="false">→</mo>
      <mn>0</mn>
      <mi>'</mi>
      <mo stretchy="false">→</mo>
      <mn>...</mn>
      <mo stretchy="false">→</mo>
      <mn>0</mn>
      <mi>'</mi>
    </mrow>
    <annotation encoding="StarMath 5.0">тек 0' -&gt; по столбцу -&gt;0* -&gt; по строке -&gt;0' -&gt; ... -&gt; 0'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n>6</mn>
            </mtd>
            <mtd>
              <mn>7</mn>
            </mtd>
            <mtd>
              <mn>3</mn>
            </mtd>
            <mtd>
              <mn>9</mn>
            </mtd>
            <mtd>
              <mn>9</mn>
            </mtd>
          </mtr>
          <mtr>
            <mtd>
              <mn>8</mn>
            </mtd>
            <mtd>
              <mn>9</mn>
            </mtd>
            <mtd>
              <mn>7</mn>
            </mtd>
            <mtd>
              <mn>6</mn>
            </mtd>
            <mtd>
              <mn>9</mn>
            </mtd>
          </mtr>
          <mtr>
            <mtd>
              <mn>6</mn>
            </mtd>
            <mtd>
              <mn>11</mn>
            </mtd>
            <mtd>
              <mn>5</mn>
            </mtd>
            <mtd>
              <mn>4</mn>
            </mtd>
            <mtd>
              <mn>6</mn>
            </mtd>
          </mtr>
          <mtr>
            <mtd>
              <mn>10</mn>
            </mtd>
            <mtd>
              <mn>10</mn>
            </mtd>
            <mtd>
              <mn>10</mn>
            </mtd>
            <mtd>
              <mn>3</mn>
            </mtd>
            <mtd>
              <mn>5</mn>
            </mtd>
          </mtr>
          <mtr>
            <mtd>
              <mn>8</mn>
            </mtd>
            <mtd>
              <mn>8</mn>
            </mtd>
            <mtd>
              <mn>5</mn>
            </mtd>
            <mtd>
              <mn>10</mn>
            </mtd>
            <mtd>
              <mn>9</mn>
            </mtd>
          </mtr>
        </mtable>
      </mrow>
      <mo fence="true" stretchy="true">]</mo>
    </mrow>
    <annotation encoding="StarMath 5.0">left [ matrix{6 # 7 # 3 # 9 # 9  ## 8 # 9 # 7 # 6 # 9 ## 6 # 11 # 5 # 4 # 6 ## 10 # 10 # 10 # 3 # 5 ## 8 # 8 # 5 # 10 # 9}   right ] </annotation>
  </semantics>
</math>
</file>